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3335in" fo:text-align="start" style:justify-single-word="false" style:text-autospace="none"/>
      <style:text-properties style:use-window-font-color="true" style:font-name="TrebuchetMS" fo:font-size="20pt" fo:font-weight="bold" style:font-name-asian="TrebuchetMS" style:font-size-asian="20pt" style:font-weight-asian="bold" style:font-name-complex="TrebuchetMS" style:font-size-complex="20pt" style:font-weight-complex="bold"/>
    </style:style>
    <style:style style:name="P2" style:family="paragraph" style:parent-style-name="Standard" style:list-style-name="">
      <style:paragraph-properties style:line-height-at-least="0.222in" fo:text-align="start" style:justify-single-word="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3" style:family="paragraph" style:parent-style-name="Standard" style:list-style-name="">
      <style:paragraph-properties style:line-height-at-least="0.1665in"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list-style-name="">
      <style:paragraph-properties style:line-height-at-least="0.1665in" fo:text-align="start" style:justify-single-word="false" style:text-autospace="none"/>
      <style:text-properties style:use-window-font-color="true" style:font-name="ArialMT" fo:font-size="10pt" fo:font-weight="normal" style:font-name-asian="ArialMT" style:font-size-asian="10pt" style:font-weight-asian="normal" style:font-name-complex="ArialMT" style:font-size-complex="10pt" style:font-weight-complex="normal"/>
    </style:style>
    <style:style style:name="P5" style:family="paragraph" style:parent-style-name="Standard" style:list-style-name="">
      <style:paragraph-properties style:line-height-at-least="0.1665in" fo:text-align="start" style:justify-single-word="false" style:text-autospace="none"/>
      <style:text-properties fo:color="#2f2f2f" style:font-name="ArialMT" fo:font-size="10pt" fo:font-weight="bold" style:font-name-asian="ArialMT" style:font-size-asian="10pt" style:font-weight-asian="bold" style:font-name-complex="ArialMT" style:font-size-complex="10pt" style:font-weight-complex="bold"/>
    </style:style>
    <style:style style:name="P6" style:family="paragraph" style:parent-style-name="Standard" style:list-style-name="">
      <style:paragraph-properties style:line-height-at-least="0.1665in" fo:text-align="start" style:justify-single-word="false" style:text-autospace="none"/>
      <style:text-properties fo:color="#2f2f2f" style:font-name="ArialMT" fo:font-size="12pt" fo:font-weight="bold" style:font-name-asian="ArialMT" style:font-size-asian="12pt" style:font-weight-asian="bold" style:font-name-complex="ArialMT" style:font-size-complex="12pt" style:font-weight-complex="bold"/>
    </style:style>
    <style:style style:name="P7" style:family="paragraph" style:parent-style-name="Standard">
      <style:text-properties fo:font-size="18pt" style:font-size-asian="18pt" style:font-size-complex="18pt"/>
    </style:style>
    <style:style style:name="P8" style:family="paragraph" style:parent-style-name="Standard" style:list-style-name="">
      <style:paragraph-properties fo:margin-top="0in" fo:margin-bottom="0.0972in" style:line-height-at-least="0.278in" fo:text-align="start" style:justify-single-word="false" style:text-autospace="none"/>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P9" style:family="paragraph" style:parent-style-name="Standard" style:list-style-name="">
      <style:paragraph-properties fo:margin-top="0in" fo:margin-bottom="0.0972in" style:line-height-at-least="0.278in" fo:text-align="start" style:justify-single-word="false" style:text-autospace="none"/>
    </style:style>
    <style:style style:name="P10"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11"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T1" style:family="text">
      <style:text-properties fo:color="#2f2f2f" style:font-name="ArialMT" fo:font-size="12pt" fo:font-weight="normal" style:font-name-asian="ArialMT" style:font-size-asian="12pt" style:font-weight-asian="normal" style:font-name-complex="ArialMT" style:font-size-complex="12pt" style:font-weight-complex="normal"/>
    </style:style>
    <style:style style:name="T2" style:family="text">
      <style:text-properties fo:color="#2f2f2f" style:font-name="ArialMT" fo:font-weight="normal" style:font-name-asian="ArialMT" style:font-weight-asian="normal" style:font-name-complex="ArialMT" style:font-weight-complex="normal"/>
    </style:style>
    <style:style style:name="T3" style:family="text">
      <style:text-properties fo:color="#2f2f2f" style:font-name="ArialMT" fo:font-size="16pt" fo:font-weight="normal" style:font-name-asian="ArialMT" style:font-size-asian="16pt" style:font-weight-asian="normal" style:font-name-complex="ArialMT" style:font-size-complex="16pt" style:font-weight-complex="normal"/>
    </style:style>
    <style:style style:name="T4" style:family="text">
      <style:text-properties fo:color="#2f2f2f" style:font-name="ArialMT" fo:font-size="18pt" fo:font-weight="normal" style:font-name-asian="ArialMT" style:font-size-asian="18pt" style:font-weight-asian="normal" style:font-name-complex="ArialMT" style:font-size-complex="18pt" style:font-weight-complex="normal"/>
    </style:style>
    <style:style style:name="T5"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6" style:family="text">
      <style:text-properties style:use-window-font-color="true" style:font-name="ArialMT" fo:font-weight="normal" style:font-name-asian="ArialMT" style:font-weight-asian="normal" style:font-name-complex="ArialMT" style:font-weight-complex="normal"/>
    </style:style>
    <style:style style:name="T7" style:family="text">
      <style:text-properties style:use-window-font-color="true" style:font-name="ArialMT" fo:font-size="16pt" fo:font-weight="normal" style:font-name-asian="ArialMT" style:font-size-asian="16pt" style:font-weight-asian="normal" style:font-name-complex="ArialMT" style:font-size-complex="16pt" style:font-weight-complex="normal"/>
    </style:style>
    <style:style style:name="T8" style:family="text">
      <style:text-properties style:use-window-font-color="true" style:font-name="ArialMT" fo:font-size="18pt" fo:font-weight="normal" style:font-name-asian="ArialMT" style:font-size-asian="18pt" style:font-weight-asian="normal" style:font-name-complex="ArialMT" style:font-size-complex="1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inated Chicken Breasts</text:p>
      <text:p text:style-name="P6">Serves:</text:p>
      <text:p text:style-name="P3">2 servings</text:p>
      <text:p text:style-name="P4"/>
      <text:p text:style-name="P2">Ingredients</text:p>
      <text:p text:style-name="P10"><text:span text:style-name="T8">1/2 cup </text:span><text:a xlink:type="simple" xlink:href="http://www.foodterms.com/encyclopedia/lemon/index.html"><text:span text:style-name="T4">lemon</text:span></text:a><text:span text:style-name="T8"> juice</text:span></text:p>
      <text:p text:style-name="P10"><text:span text:style-name="T8">2 tablespoon </text:span><text:a xlink:type="simple" xlink:href="http://www.foodterms.com/encyclopedia/dijon-mustard/index.html"><text:span text:style-name="T4">Dijon mustard</text:span></text:a></text:p>
      <text:p text:style-name="P10"><text:a xlink:type="simple" xlink:href="http://www.foodterms.com/encyclopedia/salt/index.html"><text:span text:style-name="T4">Kosher salt</text:span></text:a><text:span text:style-name="T8"> and freshly ground black pepper</text:span></text:p>
      <text:p text:style-name="P11">1 cup good olive oil</text:p>
      <text:p text:style-name="P10"><text:span text:style-name="T8">2 </text:span><text:a xlink:type="simple" xlink:href="http://www.foodterms.com/encyclopedia/chicken/index.html"><text:span text:style-name="T4">chicken</text:span></text:a><text:span text:style-name="T8"> breasts, bone-in and skin-on</text:span></text:p>
      <text:p text:style-name="P2">Directions</text:p>
      <text:p text:style-name="P2"/>
      <text:p text:style-name="P9"><text:span text:style-name="T8">In a small bowl, whisk together the lemon juice, mustard, 1 teaspoon salt and 1/2 teaspoon pepper. While whisking, slowly add the olive oil until the </text:span><text:a xlink:type="simple" xlink:href="http://www.foodterms.com/encyclopedia/vinaigrette/index.html"><text:span text:style-name="T4">vinaigrette</text:span></text:a><text:span text:style-name="T8"> is emulsified. Set aside.</text:span></text:p>
      <text:p text:style-name="P9"><text:span text:style-name="T8">Place the chicken breasts in a </text:span><text:a xlink:type="simple" xlink:href="http://www.foodterms.com/encyclopedia/cookware-and-bakeware-materials/index.html"><text:span text:style-name="T4">baking dish</text:span></text:a><text:span text:style-name="T8"> large enough to hold them in a single layer and sprinkle generously with salt and pepper on both sides. Pour half the </text:span><text:a xlink:type="simple" xlink:href="http://www.foodterms.com/encyclopedia/marinade/index.html"><text:span text:style-name="T4">marinade</text:span></text:a><text:span text:style-name="T8"> over the chicken, reserving the other half to use later. Allow the chicken to marinade for at least two hours in the refrigerator.</text:span></text:p>
      <text:p text:style-name="P8">Preheat the oven to 350 degrees F.</text:p>
      <text:p text:style-name="P9"><text:a xlink:type="simple" xlink:href="http://www.foodterms.com/encyclopedia/roast/index.html"><text:span text:style-name="T4">Roast</text:span></text:a><text:span text:style-name="T8"> the chicken for 35 to 40 minutes, or until cooked through. Remove the chicken from the oven and pour the remaining marinade over the top of the chicken. Cover the dish with aluminium foil and allow to rest for 10 minutes.</text:spa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09T14:41:15</meta:creation-date>
    <dc:date>2011-08-09T14:43:33</dc:date>
    <dc:creator>Robert Houk</dc:creator>
    <meta:editing-duration>PT00H02M19S</meta:editing-duration>
    <meta:editing-cycles>2</meta:editing-cycles>
    <meta:generator>OpenOffice.org/3.2$Unix OpenOffice.org_project/320m18$Build-9502</meta:generator>
    <meta:document-statistic meta:table-count="0" meta:image-count="0" meta:object-count="0" meta:page-count="1" meta:paragraph-count="14" meta:word-count="168" meta:character-count="957"/>
  </office:meta>
</office:document-meta>
</file>